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619" officeooo:paragraph-rsid="000a3619"/>
    </style:style>
    <style:style style:name="P2" style:family="paragraph" style:parent-style-name="Standard">
      <style:text-properties style:text-underline-style="solid" style:text-underline-width="auto" style:text-underline-color="font-color" officeooo:rsid="000a3619" officeooo:paragraph-rsid="000a361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1</text:p>
      <text:p text:style-name="P1">{</text:p>
      <text:p text:style-name="P1">Projeto(<text:span text:style-name="T1">ProjNome</text:span>, DataIni, DataFim, Orcamento)</text:p>
      <text:p text:style-name="P2"/>
      <text:p text:style-name="P1">Empregado(<text:span text:style-name="T1">EmpID</text:span>, <text:span text:style-name="T1">CPF</text:span>, <text:span text:style-name="T1">RG</text:span> EmpNome, Depto, Funcao)</text:p>
      <text:p text:style-name="P1"/>
      <text:p text:style-name="P1">Relacao(<text:span text:style-name="T1">ProjNome</text:span>, <text:span text:style-name="T1">EmpID</text:span>, NumHras)</text:p>
      <text:p text:style-name="P1"><text:tab/>ProjNome referencia Projeto</text:p>
      <text:p text:style-name="P1"><text:tab/>EmpID referencia Empregado</text:p>
      <text:p text:style-name="P1">}</text:p>
      <text:p text:style-name="P1"/>
      <text:p text:style-name="P1">Questão 2</text:p>
      <text:p text:style-name="P1">{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2:15:00.970045636</meta:creation-date>
    <dc:date>2018-04-06T22:23:40.988755717</dc:date>
    <meta:editing-duration>PT8M40S</meta:editing-duration>
    <meta:editing-cycles>1</meta:editing-cycles>
    <meta:document-statistic meta:table-count="0" meta:image-count="0" meta:object-count="0" meta:page-count="1" meta:paragraph-count="11" meta:word-count="27" meta:character-count="204" meta:non-whitespace-character-count="186"/>
    <meta:generator>LibreOffice/5.1.6.2$Linux_X86_64 LibreOffice_project/10m0$Build-2</meta:generator>
  </office:meta>
</office:document-meta>
</file>